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Tim" svg:font-family="Tim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cab97" officeooo:paragraph-rsid="001df674"/>
    </style:style>
    <style:style style:name="P2" style:family="paragraph" style:parent-style-name="Standard" style:list-style-name="L2">
      <style:text-properties officeooo:paragraph-rsid="001f3f36"/>
    </style:style>
    <style:style style:name="P3" style:family="paragraph" style:parent-style-name="Standard" style:list-style-name="L2">
      <style:text-properties officeooo:paragraph-rsid="0020b34f"/>
    </style:style>
    <style:style style:name="P4" style:family="paragraph" style:parent-style-name="Standard" style:list-style-name="L2">
      <style:text-properties officeooo:rsid="001f3f36" officeooo:paragraph-rsid="001f3f36"/>
    </style:style>
    <style:style style:name="P5" style:family="paragraph" style:parent-style-name="Standard" style:list-style-name="L2">
      <style:text-properties officeooo:rsid="001fcc7d" officeooo:paragraph-rsid="001fcc7d"/>
    </style:style>
    <style:style style:name="P6" style:family="paragraph" style:parent-style-name="Standard" style:list-style-name="L2">
      <style:text-properties officeooo:rsid="0020b34f" officeooo:paragraph-rsid="0020b34f"/>
    </style:style>
    <style:style style:name="P7" style:family="paragraph" style:parent-style-name="Standard" style:list-style-name="L2">
      <style:text-properties officeooo:rsid="0022aa8e" officeooo:paragraph-rsid="0022aa8e"/>
    </style:style>
    <style:style style:name="P8" style:family="paragraph" style:parent-style-name="Standard" style:list-style-name="L2">
      <style:text-properties officeooo:rsid="0022fb6a" officeooo:paragraph-rsid="0022fb6a"/>
    </style:style>
    <style:style style:name="P9" style:family="paragraph" style:parent-style-name="Standard" style:list-style-name="L2">
      <style:text-properties officeooo:rsid="002409e6" officeooo:paragraph-rsid="002409e6"/>
    </style:style>
    <style:style style:name="T1" style:family="text">
      <style:text-properties officeooo:rsid="001db427"/>
    </style:style>
    <style:style style:name="T2" style:family="text">
      <style:text-properties officeooo:rsid="0020b34f"/>
    </style:style>
    <style:style style:name="T3" style:family="text">
      <style:text-properties officeooo:rsid="0022aa8e"/>
    </style:style>
    <style:style style:name="T4" style:family="text">
      <style:text-properties officeooo:rsid="0025cd7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>
        <form:form form:name="Форма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Проверка формы регистрации почтового ящика</text:p>
      <text:p text:style-name="P1"/>
      <text:list xml:id="list1770584370" text:style-name="L2">
        <text:list-item>
          <text:p text:style-name="P4">Позитивное тестирование</text:p>
          <text:list>
            <text:list-item>
              <text:p text:style-name="P2"><text:span text:style-name="T1">Возможность зарегистрироваться с вводом данных;</text:span></text:p>
            </text:list-item>
            <text:list-item>
              <text:p text:style-name="P2"><text:span text:style-name="T1">Возможность зарегистрироваться через API (социальные сети).</text:span></text:p>
            </text:list-item>
          </text:list>
        </text:list-item>
        <text:list-item>
          <text:p text:style-name="P4">Визуальное тестирование (UI test)</text:p>
          <text:list>
            <text:list-item>
              <text:p text:style-name="P5">Отображение формы регистрации в IE;</text:p>
            </text:list-item>
            <text:list-item>
              <text:p text:style-name="P5">Отображение формы регистрации в Firefox;</text:p>
            </text:list-item>
            <text:list-item>
              <text:p text:style-name="P5">Отображение формы регистрации в Opera;</text:p>
            </text:list-item>
            <text:list-item>
              <text:p text:style-name="P6">Отображение формы регистрации в YandexBrowser</text:p>
            </text:list-item>
            <text:list-item>
              <text:p text:style-name="P5">Отображение формы регистрации в браузерах с адаптивным дизайном (мобильная версия);</text:p>
            </text:list-item>
            <text:list-item>
              <text:p text:style-name="P9">Отображение выпадающего списка домен<text:span text:style-name="T4">н</text:span>ых имен;</text:p>
            </text:list-item>
            <text:list-item>
              <text:p text:style-name="P9">Отображение выпадающего списка поля «Контрольный вопрос»;</text:p>
            </text:list-item>
            <text:list-item>
              <text:p text:style-name="P6">Отображение <text:span text:style-name="T3">дополнительного поля «Вопрос» при выборе поля «Контрольный вопрос» - «Свой вопрос»;</text:span></text:p>
            </text:list-item>
            <text:list-item>
              <text:p text:style-name="P8">Отображение информации о неверном внесении данных в поля.</text:p>
            </text:list-item>
          </text:list>
        </text:list-item>
        <text:list-item>
          <text:p text:style-name="P6">Функциональное тестирование</text:p>
          <text:list>
            <text:list-item>
              <text:p text:style-name="P3"><text:span text:style-name="T2">Проверка поля «Логин» по спецификации (</text:span>Может содержать от 3 до 32 латинских букв, цифр, а также символы . _-. Должен начинаться и заканчиваться на букву или цифру, нельзя использовать подряд два одинаковых спецсимвола<text:span text:style-name="T2">);</text:span></text:p>
            </text:list-item>
            <text:list-item>
              <text:p text:style-name="P3"><text:span text:style-name="T2">Проверка поля «Пароль» по спецификации (</text:span>Может содержать от 3 до 32 латинских букв, цифр, а также символы . _-. Должен начинаться и заканчиваться на букву или цифру, нельзя использовать подряд два одинаковых спецсимвола<text:span text:style-name="T2">);</text:span></text:p>
            </text:list-item>
            <text:list-item>
              <text:p text:style-name="P7">Проверка валидности reCaptcha;</text:p>
            </text:list-item>
            <text:list-item>
              <text:p text:style-name="P8">Переход по ссылки «Я уже зарегистрирован» на форму входа;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Tim" svg:font-family="Tim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ru" fo:country="RU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6T14:27:23.492102200</meta:creation-date>
    <dc:date>2019-05-26T20:43:31.302290586</dc:date>
    <meta:editing-duration>PT1H11M22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1" meta:paragraph-count="19" meta:word-count="181" meta:character-count="1270" meta:non-whitespace-character-count="1126"/>
  </office:meta>
</office:document-meta>
</file>